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F1F1F"/>
    </style:style>
    <style:style style:name="T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T3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T4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T5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T6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7" style:parent-style-name="Normal" style:family="paragraph">
      <style:paragraph-properties fo:margin-bottom="0in" style:line-height-at-least="0.1979in" fo:background-color="#1F1F1F"/>
    </style:style>
    <style:style style:name="T8" style:parent-style-name="Policepardéfaut" style:family="text">
      <style:text-properties style:font-name="Consolas" style:font-name-asian="Times New Roman" fo:color="#D7BA7D" style:letter-kerning="false" fo:font-size="10.5pt" style:font-size-asian="10.5pt" style:font-size-complex="10.5pt" style:language-asian="fr" style:country-asian="FR"/>
    </style:style>
    <style:style style:name="T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1F1F1F"/>
    </style:style>
    <style:style style:name="T1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7" style:parent-style-name="Normal" style:family="paragraph">
      <style:paragraph-properties fo:margin-bottom="0in" style:line-height-at-least="0.1979in" fo:background-color="#1F1F1F"/>
    </style:style>
    <style:style style:name="T18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9" style:parent-style-name="Normal" style:family="paragraph">
      <style:paragraph-properties fo:margin-bottom="0in" style:line-height-at-least="0.1979in" fo:background-color="#1F1F1F"/>
    </style:style>
    <style:style style:name="T20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1" style:parent-style-name="Normal" style:family="paragraph">
      <style:paragraph-properties fo:margin-bottom="0in" style:line-height-at-least="0.1979in" fo:background-color="#1F1F1F"/>
    </style:style>
    <style:style style:name="T22" style:parent-style-name="Policepardéfaut" style:family="text">
      <style:text-properties style:font-name="Consolas" style:font-name-asian="Times New Roman" fo:color="#D7BA7D" style:letter-kerning="false" fo:font-size="10.5pt" style:font-size-asian="10.5pt" style:font-size-complex="10.5pt" style:language-asian="fr" style:country-asian="FR"/>
    </style:style>
    <style:style style:name="T2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4" style:parent-style-name="Normal" style:family="paragraph">
      <style:paragraph-properties fo:margin-bottom="0in" style:line-height-at-least="0.1979in" fo:background-color="#1F1F1F"/>
    </style:style>
    <style:style style:name="T2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0" style:parent-style-name="Normal" style:family="paragraph">
      <style:paragraph-properties fo:margin-bottom="0in" style:line-height-at-least="0.1979in" fo:background-color="#1F1F1F"/>
    </style:style>
    <style:style style:name="T3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6" style:parent-style-name="Normal" style:family="paragraph">
      <style:paragraph-properties fo:margin-bottom="0in" style:line-height-at-least="0.1979in" fo:background-color="#1F1F1F"/>
    </style:style>
    <style:style style:name="T3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42" style:parent-style-name="Normal" style:family="paragraph">
      <style:paragraph-properties fo:margin-bottom="0in" style:line-height-at-least="0.1979in" fo:background-color="#1F1F1F"/>
    </style:style>
    <style:style style:name="T4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50" style:parent-style-name="Normal" style:family="paragraph">
      <style:paragraph-properties fo:margin-bottom="0in" style:line-height-at-least="0.1979in" fo:background-color="#1F1F1F"/>
    </style:style>
    <style:style style:name="T5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56" style:parent-style-name="Normal" style:family="paragraph">
      <style:paragraph-properties fo:margin-bottom="0in" style:line-height-at-least="0.1979in" fo:background-color="#1F1F1F"/>
    </style:style>
    <style:style style:name="T5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62" style:parent-style-name="Normal" style:family="paragraph">
      <style:paragraph-properties fo:margin-bottom="0in" style:line-height-at-least="0.1979in" fo:background-color="#1F1F1F"/>
    </style:style>
    <style:style style:name="T6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6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69" style:parent-style-name="Normal" style:family="paragraph">
      <style:paragraph-properties fo:margin-bottom="0in" style:line-height-at-least="0.1979in" fo:background-color="#1F1F1F"/>
    </style:style>
    <style:style style:name="T70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71" style:parent-style-name="Normal" style:family="paragraph">
      <style:paragraph-properties fo:margin-bottom="0in" style:line-height-at-least="0.1979in" fo:background-color="#1F1F1F"/>
    </style:style>
    <style:style style:name="T7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7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74" style:parent-style-name="Normal" style:family="paragraph">
      <style:paragraph-properties fo:margin-bottom="0in" style:line-height-at-least="0.1979in" fo:background-color="#1F1F1F"/>
    </style:style>
    <style:style style:name="T75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76" style:parent-style-name="Normal" style:family="paragraph">
      <style:paragraph-properties fo:margin-bottom="0in" style:line-height-at-least="0.1979in" fo:background-color="#1F1F1F"/>
    </style:style>
    <style:style style:name="T77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78" style:parent-style-name="Normal" style:family="paragraph">
      <style:paragraph-properties fo:margin-bottom="0in" style:line-height-at-least="0.1979in" fo:background-color="#1F1F1F"/>
    </style:style>
    <style:style style:name="T79" style:parent-style-name="Policepardéfaut" style:family="text">
      <style:text-properties style:font-name="Consolas" style:font-name-asian="Times New Roman" fo:color="#D7BA7D" style:letter-kerning="fals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81" style:parent-style-name="Normal" style:family="paragraph">
      <style:paragraph-properties fo:margin-bottom="0in" style:line-height-at-least="0.1979in" fo:background-color="#1F1F1F"/>
    </style:style>
    <style:style style:name="T8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88" style:parent-style-name="Normal" style:family="paragraph">
      <style:paragraph-properties fo:margin-bottom="0in" style:line-height-at-least="0.1979in" fo:background-color="#1F1F1F"/>
    </style:style>
    <style:style style:name="T8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94" style:parent-style-name="Normal" style:family="paragraph">
      <style:paragraph-properties fo:margin-bottom="0in" style:line-height-at-least="0.1979in" fo:background-color="#1F1F1F"/>
    </style:style>
    <style:style style:name="T9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9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9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00" style:parent-style-name="Normal" style:family="paragraph">
      <style:paragraph-properties fo:margin-bottom="0in" style:line-height-at-least="0.1979in" fo:background-color="#1F1F1F"/>
    </style:style>
    <style:style style:name="T10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0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10" style:parent-style-name="Normal" style:family="paragraph">
      <style:paragraph-properties fo:margin-bottom="0in" style:line-height-at-least="0.1979in" fo:background-color="#1F1F1F"/>
    </style:style>
    <style:style style:name="T111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12" style:parent-style-name="Normal" style:family="paragraph">
      <style:paragraph-properties fo:margin-bottom="0in" style:line-height-at-least="0.1979in" fo:background-color="#1F1F1F"/>
    </style:style>
    <style:style style:name="T113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14" style:parent-style-name="Normal" style:family="paragraph">
      <style:paragraph-properties fo:margin-bottom="0in" style:line-height-at-least="0.1979in" fo:background-color="#1F1F1F"/>
    </style:style>
    <style:style style:name="T115" style:parent-style-name="Policepardéfaut" style:family="text">
      <style:text-properties style:font-name="Consolas" style:font-name-asian="Times New Roman" fo:color="#D7BA7D" style:letter-kerning="fals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17" style:parent-style-name="Normal" style:family="paragraph">
      <style:paragraph-properties fo:margin-bottom="0in" style:line-height-at-least="0.1979in" fo:background-color="#1F1F1F"/>
    </style:style>
    <style:style style:name="T11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2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25" style:parent-style-name="Policepardéfaut" style:family="text">
      <style:text-properties style:font-name="Consolas" style:font-name-asian="Times New Roman" fo:color="#D4D4D4" style:letter-kerning="false" fo:font-size="10.5pt" style:font-size-asian="10.5pt" style:font-size-complex="10.5pt" style:language-asian="fr" style:country-asian="FR"/>
    </style:style>
    <style:style style:name="T12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27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2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29" style:parent-style-name="Normal" style:family="paragraph">
      <style:paragraph-properties fo:margin-bottom="0in" style:line-height-at-least="0.1979in" fo:background-color="#1F1F1F"/>
    </style:style>
    <style:style style:name="T13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3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3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33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3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35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3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3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38" style:parent-style-name="Normal" style:family="paragraph">
      <style:paragraph-properties fo:margin-bottom="0in" style:line-height-at-least="0.1979in" fo:background-color="#1F1F1F"/>
    </style:style>
    <style:style style:name="T139" style:parent-style-name="Policepardéfaut" style:family="text">
      <style:text-properties style:font-name="Consolas" style:font-name-asian="Times New Roman" fo:color="#D7BA7D" style:letter-kerning="false" fo:font-size="10.5pt" style:font-size-asian="10.5pt" style:font-size-complex="10.5pt" style:language-asian="fr" style:country-asian="FR"/>
    </style:style>
    <style:style style:name="T14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fo:margin-bottom="0in" style:line-height-at-least="0.1979in" fo:background-color="#1F1F1F"/>
    </style:style>
    <style:style style:name="T14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43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45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4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47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4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49" style:parent-style-name="Normal" style:family="paragraph">
      <style:paragraph-properties fo:margin-bottom="0in" style:line-height-at-least="0.1979in" fo:background-color="#1F1F1F"/>
    </style:style>
    <style:style style:name="T150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51" style:parent-style-name="Normal" style:family="paragraph">
      <style:paragraph-properties fo:margin-bottom="0in" style:line-height-at-least="0.1979in" fo:background-color="#1F1F1F"/>
    </style:style>
    <style:style style:name="T15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53" style:parent-style-name="Normal" style:family="paragraph">
      <style:paragraph-properties fo:margin-bottom="0in" style:line-height-at-least="0.1979in" fo:background-color="#1F1F1F"/>
    </style:style>
    <style:style style:name="T154" style:parent-style-name="Policepardéfaut" style:family="text">
      <style:text-properties style:font-name="Consolas" style:font-name-asian="Times New Roman" fo:color="#D7BA7D" style:letter-kerning="false" fo:font-size="10.5pt" style:font-size-asian="10.5pt" style:font-size-complex="10.5pt" style:language-asian="fr" style:country-asian="FR"/>
    </style:style>
    <style:style style:name="T15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56" style:parent-style-name="Normal" style:family="paragraph">
      <style:paragraph-properties fo:margin-bottom="0in" style:line-height-at-least="0.1979in" fo:background-color="#1F1F1F"/>
    </style:style>
    <style:style style:name="T15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5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5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60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6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62" style:parent-style-name="Normal" style:family="paragraph">
      <style:paragraph-properties fo:margin-bottom="0in" style:line-height-at-least="0.1979in" fo:background-color="#1F1F1F"/>
    </style:style>
    <style:style style:name="T16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6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6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66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6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68" style:parent-style-name="Normal" style:family="paragraph">
      <style:paragraph-properties fo:margin-bottom="0in" style:line-height-at-least="0.1979in" fo:background-color="#1F1F1F"/>
    </style:style>
    <style:style style:name="T16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7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7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72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7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74" style:parent-style-name="Normal" style:family="paragraph">
      <style:paragraph-properties fo:margin-bottom="0in" style:line-height-at-least="0.1979in" fo:background-color="#1F1F1F"/>
    </style:style>
    <style:style style:name="T17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7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7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78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7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80" style:parent-style-name="Normal" style:family="paragraph">
      <style:paragraph-properties fo:margin-bottom="0in" style:line-height-at-least="0.1979in" fo:background-color="#1F1F1F"/>
    </style:style>
    <style:style style:name="T18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8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8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84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18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8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87" style:parent-style-name="Normal" style:family="paragraph">
      <style:paragraph-properties fo:margin-bottom="0in" style:line-height-at-least="0.1979in" fo:background-color="#1F1F1F"/>
    </style:style>
    <style:style style:name="T188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89" style:parent-style-name="Normal" style:family="paragraph">
      <style:paragraph-properties fo:margin-bottom="0in" style:line-height-at-least="0.1979in" fo:background-color="#1F1F1F"/>
    </style:style>
    <style:style style:name="T190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91" style:parent-style-name="Normal" style:family="paragraph">
      <style:paragraph-properties fo:margin-bottom="0in" style:line-height-at-least="0.1979in" fo:background-color="#1F1F1F"/>
    </style:style>
    <style:style style:name="T192" style:parent-style-name="Policepardéfaut" style:family="text">
      <style:text-properties style:font-name="Consolas" style:font-name-asian="Times New Roman" fo:color="#C586C0" style:letter-kerning="false" fo:font-size="10.5pt" style:font-size-asian="10.5pt" style:font-size-complex="10.5pt" style:language-asian="fr" style:country-asian="FR"/>
    </style:style>
    <style:style style:name="T19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9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9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9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97" style:parent-style-name="Normal" style:family="paragraph">
      <style:paragraph-properties fo:margin-bottom="0in" style:line-height-at-least="0.1979in" fo:background-color="#1F1F1F"/>
    </style:style>
    <style:style style:name="T19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99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0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01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0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03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0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05" style:parent-style-name="Normal" style:family="paragraph">
      <style:paragraph-properties fo:margin-bottom="0in" style:line-height-at-least="0.1979in" fo:background-color="#1F1F1F"/>
    </style:style>
    <style:style style:name="T20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07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08" style:parent-style-name="Normal" style:family="paragraph">
      <style:paragraph-properties fo:margin-bottom="0in" style:line-height-at-least="0.1979in" fo:background-color="#1F1F1F"/>
    </style:style>
    <style:style style:name="T209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10" style:parent-style-name="Normal" style:family="paragraph">
      <style:paragraph-properties fo:margin-bottom="0in" style:line-height-at-least="0.1979in" fo:background-color="#1F1F1F"/>
    </style:style>
    <style:style style:name="T211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1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1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14" style:parent-style-name="Normal" style:family="paragraph">
      <style:paragraph-properties fo:margin-bottom="0in" style:line-height-at-least="0.1979in" fo:background-color="#1F1F1F"/>
    </style:style>
    <style:style style:name="T21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1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1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18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1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20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2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22" style:parent-style-name="Normal" style:family="paragraph">
      <style:paragraph-properties fo:margin-bottom="0in" style:line-height-at-least="0.1979in" fo:background-color="#1F1F1F"/>
    </style:style>
    <style:style style:name="T22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24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2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26" style:parent-style-name="Normal" style:family="paragraph">
      <style:paragraph-properties fo:margin-bottom="0in" style:line-height-at-least="0.1979in" fo:background-color="#1F1F1F"/>
    </style:style>
    <style:style style:name="T22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28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29" style:parent-style-name="Normal" style:family="paragraph">
      <style:paragraph-properties fo:margin-bottom="0in" style:line-height-at-least="0.1979in" fo:background-color="#1F1F1F"/>
    </style:style>
    <style:style style:name="T23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3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3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3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5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3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37" style:parent-style-name="Normal" style:family="paragraph">
      <style:paragraph-properties fo:margin-bottom="0in" style:line-height-at-least="0.1979in" fo:background-color="#1F1F1F"/>
    </style:style>
    <style:style style:name="T23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9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4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4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42" style:parent-style-name="Normal" style:family="paragraph">
      <style:paragraph-properties fo:margin-bottom="0in" style:line-height-at-least="0.1979in" fo:background-color="#1F1F1F"/>
    </style:style>
    <style:style style:name="T24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4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4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46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4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48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4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5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5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52" style:parent-style-name="Normal" style:family="paragraph">
      <style:paragraph-properties fo:margin-bottom="0in" style:line-height-at-least="0.1979in" fo:background-color="#1F1F1F"/>
    </style:style>
    <style:style style:name="T25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5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5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56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5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58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5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60" style:parent-style-name="Normal" style:family="paragraph">
      <style:paragraph-properties fo:margin-bottom="0in" style:line-height-at-least="0.1979in" fo:background-color="#1F1F1F"/>
    </style:style>
    <style:style style:name="T26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6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T26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6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6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66" style:parent-style-name="Normal" style:family="paragraph">
      <style:paragraph-properties fo:margin-bottom="0in" style:line-height-at-least="0.1979in" fo:background-color="#1F1F1F"/>
    </style:style>
    <style:style style:name="T26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6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6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70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7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72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7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74" style:parent-style-name="Normal" style:family="paragraph">
      <style:paragraph-properties fo:margin-bottom="0in" style:line-height-at-least="0.1979in" fo:background-color="#1F1F1F"/>
    </style:style>
    <style:style style:name="T27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76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7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7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79" style:parent-style-name="Normal" style:family="paragraph">
      <style:paragraph-properties fo:margin-bottom="0in" style:line-height-at-least="0.1979in" fo:background-color="#1F1F1F"/>
    </style:style>
    <style:style style:name="T28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8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3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8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5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8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87" style:parent-style-name="Normal" style:family="paragraph">
      <style:paragraph-properties fo:margin-bottom="0in" style:line-height-at-least="0.1979in" fo:background-color="#1F1F1F"/>
    </style:style>
    <style:style style:name="T28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9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9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9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92" style:parent-style-name="Normal" style:family="paragraph">
      <style:paragraph-properties fo:margin-bottom="0in" style:line-height-at-least="0.1979in" fo:background-color="#1F1F1F"/>
    </style:style>
    <style:style style:name="T29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9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9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96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29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98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29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0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0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02" style:parent-style-name="Normal" style:family="paragraph">
      <style:paragraph-properties fo:margin-bottom="0in" style:line-height-at-least="0.1979in" fo:background-color="#1F1F1F"/>
    </style:style>
    <style:style style:name="T30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0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0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30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08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30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10" style:parent-style-name="Normal" style:family="paragraph">
      <style:paragraph-properties fo:margin-bottom="0in" style:line-height-at-least="0.1979in" fo:background-color="#1F1F1F"/>
    </style:style>
    <style:style style:name="T31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1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31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1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15" style:parent-style-name="Normal" style:family="paragraph">
      <style:paragraph-properties fo:margin-bottom="0in" style:line-height-at-least="0.1979in" fo:background-color="#1F1F1F"/>
    </style:style>
    <style:style style:name="T31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1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1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19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21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32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2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2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25" style:parent-style-name="Normal" style:family="paragraph">
      <style:paragraph-properties fo:margin-bottom="0in" style:line-height-at-least="0.1979in" fo:background-color="#1F1F1F"/>
    </style:style>
    <style:style style:name="T32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2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2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29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33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31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33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33" style:parent-style-name="Normal" style:family="paragraph">
      <style:paragraph-properties fo:margin-bottom="0in" style:line-height-at-least="0.1979in" fo:background-color="#1F1F1F"/>
    </style:style>
    <style:style style:name="T33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35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33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3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38" style:parent-style-name="Normal" style:family="paragraph">
      <style:paragraph-properties fo:margin-bottom="0in" style:line-height-at-least="0.1979in" fo:background-color="#1F1F1F"/>
    </style:style>
    <style:style style:name="T33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4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4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42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34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44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34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4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4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48" style:parent-style-name="Normal" style:family="paragraph">
      <style:paragraph-properties fo:margin-bottom="0in" style:line-height-at-least="0.1979in" fo:background-color="#1F1F1F"/>
    </style:style>
    <style:style style:name="T34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5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5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52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35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54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35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5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5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58" style:parent-style-name="Normal" style:family="paragraph">
      <style:paragraph-properties fo:margin-bottom="0in" style:line-height-at-least="0.1979in" fo:background-color="#1F1F1F"/>
    </style:style>
    <style:style style:name="T35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6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6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62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36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64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36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6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6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68" style:parent-style-name="Normal" style:family="paragraph">
      <style:paragraph-properties fo:margin-bottom="0in" style:line-height-at-least="0.1979in" fo:background-color="#1F1F1F"/>
    </style:style>
    <style:style style:name="T36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7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2" style:parent-style-name="Policepardéfaut" style:family="text">
      <style:text-properties style:font-name="Consolas" style:font-name-asian="Times New Roman" fo:color="#DCDCAA" style:letter-kerning="false" fo:font-size="10.5pt" style:font-size-asian="10.5pt" style:font-size-complex="10.5pt" style:language-asian="fr" style:country-asian="FR"/>
    </style:style>
    <style:style style:name="T37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4" style:parent-style-name="Policepardéfaut" style:family="text">
      <style:text-properties style:font-name="Consolas" style:font-name-asian="Times New Roman" fo:color="#B5CEA8" style:letter-kerning="false" fo:font-size="10.5pt" style:font-size-asian="10.5pt" style:font-size-complex="10.5pt" style:language-asian="fr" style:country-asian="FR"/>
    </style:style>
    <style:style style:name="T37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6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377" style:parent-style-name="Normal" style:family="paragraph">
      <style:paragraph-properties fo:margin-bottom="0in" style:line-height-at-least="0.1979in" fo:background-color="#1F1F1F"/>
    </style:style>
    <style:style style:name="T37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9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380" style:parent-style-name="Normal" style:family="paragraph">
      <style:paragraph-properties fo:margin-bottom="0in" style:line-height-at-least="0.1979in" fo:background-color="#1F1F1F"/>
    </style:style>
    <style:style style:name="T38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8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38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<text:span text:style-name="T2">/*--</text:span><text:span text:style-name="T3">Fichier</text:span><text:span text:style-name="T4"><text:s/>CSS</text:span><text:span text:style-name="T5"><text:s text:c="2"/></text:span><text:span text:style-name="T6">*/</text:span></text:p>
      <text:p text:style-name="P7"><text:span text:style-name="T8">body</text:span><text:span text:style-name="T9">{</text:span></text:p>
      <text:p text:style-name="P10"><text:span text:style-name="T11">   <text:s/></text:span><text:span text:style-name="T12">background-color</text:span><text:span text:style-name="T13">:<text:s/></text:span><text:span text:style-name="T14">black</text:span><text:span text:style-name="T15">;</text:span></text:p>
      <text:p text:style-name="P16">}</text:p>
      <text:p text:style-name="P17"><text:span text:style-name="T18">/*---------------------------------------------------*/</text:span></text:p>
      <text:p text:style-name="P19"><text:span text:style-name="T20">/*  Paragraphes  */</text:span></text:p>
      <text:p text:style-name="P21"><text:span text:style-name="T22">p</text:span><text:span text:style-name="T23"><text:s/>{</text:span></text:p>
      <text:p text:style-name="P24"><text:span text:style-name="T25">   <text:s/></text:span><text:span text:style-name="T26">color</text:span><text:span text:style-name="T27">:<text:s/></text:span><text:span text:style-name="T28">black</text:span><text:span text:style-name="T29">;</text:span></text:p>
      <text:p text:style-name="P30"><text:span text:style-name="T31">   <text:s/></text:span><text:span text:style-name="T32">background-color</text:span><text:span text:style-name="T33">:<text:s/></text:span><text:span text:style-name="T34">white</text:span><text:span text:style-name="T35">;</text:span></text:p>
      <text:p text:style-name="P36"><text:span text:style-name="T37">   <text:s/></text:span><text:span text:style-name="T38">font-size</text:span><text:span text:style-name="T39">:<text:s/></text:span><text:span text:style-name="T40">14px</text:span><text:span text:style-name="T41">;</text:span></text:p>
      <text:p text:style-name="P42"><text:span text:style-name="T43">   <text:s/></text:span><text:span text:style-name="T44">font-family</text:span><text:span text:style-name="T45">:<text:s/></text:span><text:span text:style-name="T46">"Protest Revolution"</text:span><text:span text:style-name="T47">,<text:s/></text:span><text:span text:style-name="T48">sans-serif</text:span><text:span text:style-name="T49">;</text:span></text:p>
      <text:p text:style-name="P50"><text:span text:style-name="T51">   <text:s/></text:span><text:span text:style-name="T52">text-align</text:span><text:span text:style-name="T53">:</text:span><text:span text:style-name="T54">center</text:span><text:span text:style-name="T55">;</text:span></text:p>
      <text:p text:style-name="P56"><text:span text:style-name="T57">   <text:s/></text:span><text:span text:style-name="T58">height</text:span><text:span text:style-name="T59">:<text:s/></text:span><text:span text:style-name="T60">35px</text:span><text:span text:style-name="T61">;</text:span></text:p>
      <text:p text:style-name="P62"><text:span text:style-name="T63">   <text:s/></text:span><text:span text:style-name="T64">border-radius</text:span><text:span text:style-name="T65">:<text:s/></text:span><text:span text:style-name="T66">15px</text:span><text:span text:style-name="T67">;</text:span></text:p>
      <text:p text:style-name="P68">}</text:p>
      <text:p text:style-name="P69"><text:span text:style-name="T70">/*---------------------------------------------------*/</text:span></text:p>
      <text:p text:style-name="P71"><text:span text:style-name="T72">/*  images */</text:span></text:p>
      <text:p text:style-name="P73"/>
      <text:p text:style-name="P74"><text:span text:style-name="T75">/*---------------------------------------------------*/</text:span></text:p>
      <text:p text:style-name="P76"><text:span text:style-name="T77">/*  Slider */</text:span></text:p>
      <text:p text:style-name="P78"><text:span text:style-name="T79">.slider</text:span><text:span text:style-name="T80"><text:s/>{</text:span></text:p>
      <text:p text:style-name="P81"><text:span text:style-name="T82">   <text:s/></text:span><text:span text:style-name="T83">width</text:span><text:span text:style-name="T84">:<text:s/></text:span><text:span text:style-name="T85">500px</text:span><text:span text:style-name="T86">;</text:span><text:span text:style-name="T87">/*taille d'une image*/</text:span></text:p>
      <text:p text:style-name="P88"><text:span text:style-name="T89">   <text:s/></text:span><text:span text:style-name="T90">height</text:span><text:span text:style-name="T91">:<text:s/></text:span><text:span text:style-name="T92">70vh</text:span><text:span text:style-name="T93">;</text:span></text:p>
      <text:p text:style-name="P94"><text:span text:style-name="T95">   <text:s/></text:span><text:span text:style-name="T96">overflow</text:span><text:span text:style-name="T97">:<text:s/></text:span><text:span text:style-name="T98">hidden</text:span><text:span text:style-name="T99">;</text:span></text:p>
      <text:p text:style-name="P100"><text:span text:style-name="T101">   <text:s/></text:span><text:span text:style-name="T102">margin</text:span><text:span text:style-name="T103">:<text:s/></text:span><text:span text:style-name="T104">100px</text:span><text:span text:style-name="T105"><text:s/></text:span><text:span text:style-name="T106">auto</text:span><text:span text:style-name="T107">;<text:s/></text:span><text:span text:style-name="T108">/*pour mieux centrer l'image à l'écran*/</text:span></text:p>
      <text:p text:style-name="P109">}</text:p>
      <text:p text:style-name="P110"><text:span text:style-name="T111">/*---------------------------------------------------*/</text:span></text:p>
      <text:p text:style-name="P112"><text:span text:style-name="T113">/*  Slides  */</text:span></text:p>
      <text:p text:style-name="P114"><text:span text:style-name="T115">.slides</text:span><text:span text:style-name="T116"><text:s/>{</text:span></text:p>
      <text:p text:style-name="P117"><text:span text:style-name="T118">   <text:s/></text:span><text:span text:style-name="T119">width</text:span><text:span text:style-name="T120">:<text:s/></text:span><text:span text:style-name="T121">calc</text:span><text:span text:style-name="T122">(</text:span><text:span text:style-name="T123">500px</text:span><text:span text:style-name="T124"><text:s/></text:span><text:span text:style-name="T125">*</text:span><text:span text:style-name="T126"><text:s/></text:span><text:span text:style-name="T127">7</text:span><text:span text:style-name="T128">);</text:span></text:p>
      <text:p text:style-name="P129"><text:span text:style-name="T130">   <text:s/></text:span><text:span text:style-name="T131">animation</text:span><text:span text:style-name="T132">: glisse<text:s/></text:span><text:span text:style-name="T133">35s</text:span><text:span text:style-name="T134"><text:s/></text:span><text:span text:style-name="T135">infinite</text:span><text:span text:style-name="T136">;</text:span></text:p>
      <text:p text:style-name="P137">}</text:p>
      <text:p text:style-name="P138"><text:span text:style-name="T139">.slides:hover</text:span><text:span text:style-name="T140"><text:s/>{</text:span></text:p>
      <text:p text:style-name="P141"><text:span text:style-name="T142">   <text:s/></text:span><text:span text:style-name="T143">animation-play-state</text:span><text:span text:style-name="T144">:<text:s/></text:span><text:span text:style-name="T145">paused</text:span><text:span text:style-name="T146">;</text:span><text:span text:style-name="T147">/*mettre à l'arrêt le défilement*/</text:span></text:p>
      <text:p text:style-name="P148">}</text:p>
      <text:p text:style-name="P149"><text:span text:style-name="T150">/*---------------------------------------------------*/</text:span></text:p>
      <text:p text:style-name="P151"><text:span text:style-name="T152">/*  Slide  */</text:span></text:p>
      <text:p text:style-name="P153"><text:span text:style-name="T154">.slide</text:span><text:span text:style-name="T155"><text:s/>{</text:span></text:p>
      <text:p text:style-name="P156"><text:span text:style-name="T157">   <text:s/></text:span><text:span text:style-name="T158">float</text:span><text:span text:style-name="T159">:<text:s/></text:span><text:span text:style-name="T160">left</text:span><text:span text:style-name="T161">;</text:span></text:p>
      <text:p text:style-name="P162"><text:span text:style-name="T163">   <text:s/></text:span><text:span text:style-name="T164">min-width</text:span><text:span text:style-name="T165">:<text:s/></text:span><text:span text:style-name="T166">500px</text:span><text:span text:style-name="T167">;</text:span></text:p>
      <text:p text:style-name="P168"><text:span text:style-name="T169">   <text:s/></text:span><text:span text:style-name="T170">min-height</text:span><text:span text:style-name="T171">:<text:s/></text:span><text:span text:style-name="T172">385px</text:span><text:span text:style-name="T173">;</text:span></text:p>
      <text:p text:style-name="P174"><text:span text:style-name="T175">   <text:s/></text:span><text:span text:style-name="T176">max-width</text:span><text:span text:style-name="T177">:<text:s/></text:span><text:span text:style-name="T178">500px</text:span><text:span text:style-name="T179">;</text:span></text:p>
      <text:p text:style-name="P180"><text:span text:style-name="T181">   <text:s/></text:span><text:span text:style-name="T182">max-height</text:span><text:span text:style-name="T183">:<text:s/></text:span><text:span text:style-name="T184">385px</text:span><text:span text:style-name="T185">;</text:span></text:p>
      <text:p text:style-name="P186">}</text:p>
      <text:p text:style-name="P187"><text:span text:style-name="T188">/*---------------------------------------------------*/</text:span></text:p>
      <text:p text:style-name="P189"><text:span text:style-name="T190">/*  Keyframes  */</text:span></text:p>
      <text:p text:style-name="P191"><text:span text:style-name="T192">@keyframes</text:span><text:span text:style-name="T193"><text:s/></text:span><text:span text:style-name="T194">glisse</text:span><text:span text:style-name="T195"><text:s/>{</text:span></text:p>
      <text:p text:style-name="P196">    0% {</text:p>
      <text:p text:style-name="P197"><text:span text:style-name="T198">       <text:s/></text:span><text:span text:style-name="T199">transform</text:span><text:span text:style-name="T200">:<text:s/></text:span><text:span text:style-name="T201">translateX</text:span><text:span text:style-name="T202">(</text:span><text:span text:style-name="T203">0</text:span><text:span text:style-name="T204">);</text:span></text:p>
      <text:soft-page-break/>
      <text:p text:style-name="P205"><text:span text:style-name="T206">       <text:s/></text:span><text:span text:style-name="T207">/*position de base à zéro,<text:s/></text:span></text:p>
      <text:p text:style-name="P208"><text:span text:style-name="T209">        à rajouter en fonction du nombre de'images que l'on a,</text:span></text:p>
      <text:p text:style-name="P210"><text:span text:style-name="T211">        à apprendre plus tard*/</text:span></text:p>
      <text:p text:style-name="P212">    }</text:p>
      <text:p text:style-name="P213">    8% {</text:p>
      <text:p text:style-name="P214"><text:span text:style-name="T215">       <text:s/></text:span><text:span text:style-name="T216">transform</text:span><text:span text:style-name="T217">:<text:s/></text:span><text:span text:style-name="T218">translateX</text:span><text:span text:style-name="T219">(</text:span><text:span text:style-name="T220">0</text:span><text:span text:style-name="T221">);</text:span></text:p>
      <text:p text:style-name="P222"><text:span text:style-name="T223">       <text:s/></text:span><text:span text:style-name="T224">/*position pour maintenir l'image plus longtemps immobile*/</text:span></text:p>
      <text:p text:style-name="P225">    }</text:p>
      <text:p text:style-name="P226"><text:span text:style-name="T227">    16% {<text:s/></text:span><text:span text:style-name="T228">/*16% parce que 100% des images diviséées par 6 = environ 16%*/</text:span></text:p>
      <text:p text:style-name="P229"><text:span text:style-name="T230">       <text:s/></text:span><text:span text:style-name="T231">transform</text:span><text:span text:style-name="T232">:<text:s/></text:span><text:span text:style-name="T233">translateX</text:span><text:span text:style-name="T234">(</text:span><text:span text:style-name="T235">-500px</text:span><text:span text:style-name="T236">);</text:span></text:p>
      <text:p text:style-name="P237"><text:span text:style-name="T238">       <text:s/></text:span><text:span text:style-name="T239">/*position image1*/</text:span></text:p>
      <text:p text:style-name="P240">    }</text:p>
      <text:p text:style-name="P241">    20% {</text:p>
      <text:p text:style-name="P242"><text:span text:style-name="T243">       <text:s/></text:span><text:span text:style-name="T244">transform</text:span><text:span text:style-name="T245">:<text:s/></text:span><text:span text:style-name="T246">translateX</text:span><text:span text:style-name="T247">(</text:span><text:span text:style-name="T248">-500px</text:span><text:span text:style-name="T249">);</text:span></text:p>
      <text:p text:style-name="P250">    }</text:p>
      <text:p text:style-name="P251">    32% {</text:p>
      <text:p text:style-name="P252"><text:span text:style-name="T253">       <text:s/></text:span><text:span text:style-name="T254">transform</text:span><text:span text:style-name="T255">:<text:s/></text:span><text:span text:style-name="T256">translateX</text:span><text:span text:style-name="T257">(</text:span><text:span text:style-name="T258">-1000px</text:span><text:span text:style-name="T259">);</text:span></text:p>
      <text:p text:style-name="P260"><text:span text:style-name="T261">       <text:s/></text:span><text:span text:style-name="T262">/*position image2*/</text:span><text:span text:style-name="T263"><text:s/>   </text:span></text:p>
      <text:p text:style-name="P264">    }</text:p>
      <text:p text:style-name="P265">    38% {</text:p>
      <text:p text:style-name="P266"><text:span text:style-name="T267">       <text:s/></text:span><text:span text:style-name="T268">transform</text:span><text:span text:style-name="T269">:<text:s/></text:span><text:span text:style-name="T270">translateX</text:span><text:span text:style-name="T271">(</text:span><text:span text:style-name="T272">-1000px</text:span><text:span text:style-name="T273">);</text:span></text:p>
      <text:p text:style-name="P274"><text:span text:style-name="T275">       <text:s/></text:span><text:span text:style-name="T276">/*position image2*/</text:span></text:p>
      <text:p text:style-name="P277">    }</text:p>
      <text:p text:style-name="P278">    48% {</text:p>
      <text:p text:style-name="P279"><text:span text:style-name="T280">       <text:s/></text:span><text:span text:style-name="T281">transform</text:span><text:span text:style-name="T282">:<text:s/></text:span><text:span text:style-name="T283">translateX</text:span><text:span text:style-name="T284">(</text:span><text:span text:style-name="T285">-1500px</text:span><text:span text:style-name="T286">);</text:span></text:p>
      <text:p text:style-name="P287"><text:span text:style-name="T288">       <text:s/></text:span><text:span text:style-name="T289">/*position image3*/</text:span></text:p>
      <text:p text:style-name="P290">    }</text:p>
      <text:p text:style-name="P291">    54% {</text:p>
      <text:p text:style-name="P292"><text:span text:style-name="T293">       <text:s/></text:span><text:span text:style-name="T294">transform</text:span><text:span text:style-name="T295">:<text:s/></text:span><text:span text:style-name="T296">translateX</text:span><text:span text:style-name="T297">(</text:span><text:span text:style-name="T298">-1500px</text:span><text:span text:style-name="T299">);</text:span></text:p>
      <text:p text:style-name="P300">    }</text:p>
      <text:p text:style-name="P301">    64% {</text:p>
      <text:p text:style-name="P302"><text:span text:style-name="T303">       <text:s/></text:span><text:span text:style-name="T304">transform</text:span><text:span text:style-name="T305">:<text:s/></text:span><text:span text:style-name="T306">translateX</text:span><text:span text:style-name="T307">(</text:span><text:span text:style-name="T308">-2000px</text:span><text:span text:style-name="T309">);</text:span></text:p>
      <text:p text:style-name="P310"><text:span text:style-name="T311">       <text:s/></text:span><text:span text:style-name="T312">/*position image4*/</text:span></text:p>
      <text:p text:style-name="P313">    }</text:p>
      <text:p text:style-name="P314">    69% {</text:p>
      <text:p text:style-name="P315"><text:span text:style-name="T316">       <text:s/></text:span><text:span text:style-name="T317">transform</text:span><text:span text:style-name="T318">:<text:s/></text:span><text:span text:style-name="T319">translateX</text:span><text:span text:style-name="T320">(</text:span><text:span text:style-name="T321">-2000px</text:span><text:span text:style-name="T322">);</text:span></text:p>
      <text:p text:style-name="P323">    }</text:p>
      <text:p text:style-name="P324">    80% {</text:p>
      <text:p text:style-name="P325"><text:span text:style-name="T326">       <text:s/></text:span><text:span text:style-name="T327">transform</text:span><text:span text:style-name="T328">:<text:s/></text:span><text:span text:style-name="T329">translateX</text:span><text:span text:style-name="T330">(</text:span><text:span text:style-name="T331">-2500px</text:span><text:span text:style-name="T332">);</text:span></text:p>
      <text:p text:style-name="P333"><text:span text:style-name="T334">       <text:s/></text:span><text:span text:style-name="T335">/*position image5*/</text:span></text:p>
      <text:p text:style-name="P336">    }</text:p>
      <text:p text:style-name="P337">    88% {</text:p>
      <text:p text:style-name="P338"><text:span text:style-name="T339">       <text:s/></text:span><text:span text:style-name="T340">transform</text:span><text:span text:style-name="T341">:<text:s/></text:span><text:span text:style-name="T342">translateX</text:span><text:span text:style-name="T343">(</text:span><text:span text:style-name="T344">-2500px</text:span><text:span text:style-name="T345">);</text:span></text:p>
      <text:p text:style-name="P346">    }</text:p>
      <text:p text:style-name="P347">    88% {</text:p>
      <text:p text:style-name="P348"><text:span text:style-name="T349">       <text:s/></text:span><text:span text:style-name="T350">transform</text:span><text:span text:style-name="T351">:<text:s/></text:span><text:span text:style-name="T352">translateX</text:span><text:span text:style-name="T353">(</text:span><text:span text:style-name="T354">-3000px</text:span><text:span text:style-name="T355">);</text:span></text:p>
      <text:p text:style-name="P356">    }</text:p>
      <text:p text:style-name="P357">    95% {</text:p>
      <text:p text:style-name="P358"><text:span text:style-name="T359">       <text:s/></text:span><text:span text:style-name="T360">transform</text:span><text:span text:style-name="T361">:<text:s/></text:span><text:span text:style-name="T362">translateX</text:span><text:span text:style-name="T363">(</text:span><text:span text:style-name="T364">-3000px</text:span><text:span text:style-name="T365">);</text:span></text:p>
      <text:soft-page-break/>
      <text:p text:style-name="P366">    }</text:p>
      <text:p text:style-name="P367">    100% {</text:p>
      <text:p text:style-name="P368"><text:span text:style-name="T369">       <text:s/></text:span><text:span text:style-name="T370">transform</text:span><text:span text:style-name="T371">:<text:s/></text:span><text:span text:style-name="T372">translateX</text:span><text:span text:style-name="T373">(</text:span><text:span text:style-name="T374">0</text:span><text:span text:style-name="T375">);</text:span><text:span text:style-name="T376">/*pour revenir à zéro*/</text:span></text:p>
      <text:p text:style-name="P377"><text:span text:style-name="T378">       <text:s/></text:span><text:span text:style-name="T379">/*position image6*/</text:span></text:p>
      <text:p text:style-name="P380"><text:span text:style-name="T381">    }</text:span><text:span text:style-name="T382">/*Fin de l'animation et retour au début*/</text:span></text:p>
      <text:p text:style-name="P383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03-01T14:07:00Z</meta:creation-date>
    <dc:date>2024-03-02T09:37:00Z</dc:date>
    <meta:template xlink:href="Normal.dotm" xlink:type="simple"/>
    <meta:editing-cycles>3</meta:editing-cycles>
    <meta:editing-duration>PT180S</meta:editing-duration>
    <meta:document-statistic meta:page-count="3" meta:paragraph-count="4" meta:word-count="382" meta:character-count="2482" meta:row-count="17" meta:non-whitespace-character-count="2104"/>
  </office:meta>
</office:document-meta>
</file>